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Deaths wiki</text:p>
          </table:table-cell>
          <table:table-cell office:value-type="string">
            <text:p>deaths <text:a xlink:href="http://www.cystat.gov.cy/">www.cystat.gov.cy</text:a>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/>
          <table:table-cell office:value-type="float" office:value="5605">
            <text:p>5605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/>
          <table:table-cell office:value-type="float" office:value="3964">
            <text:p>3964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/>
          <table:table-cell office:value-type="float" office:value="4262">
            <text:p>4262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/>
          <table:table-cell office:value-type="float" office:value="4526">
            <text:p>4526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/>
          <table:table-cell office:value-type="float" office:value="4177">
            <text:p>4177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/>
          <table:table-cell office:value-type="float" office:value="4228">
            <text:p>4228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/>
          <table:table-cell office:value-type="float" office:value="4719">
            <text:p>4719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/>
          <table:table-cell office:value-type="float" office:value="4332">
            <text:p>4332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/>
          <table:table-cell office:value-type="float" office:value="4419">
            <text:p>4419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/>
          <table:table-cell office:value-type="float" office:value="4523">
            <text:p>4523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/>
          <table:table-cell office:value-type="float" office:value="4286">
            <text:p>4286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/>
          <table:table-cell office:value-type="float" office:value="4599">
            <text:p>4599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/>
          <table:table-cell office:value-type="float" office:value="4579">
            <text:p>4579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/>
          <table:table-cell office:value-type="float" office:value="4912">
            <text:p>4912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/>
          <table:table-cell office:value-type="float" office:value="4903">
            <text:p>4903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/>
          <table:table-cell office:value-type="float" office:value="4834">
            <text:p>4834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4844">
            <text:p>4844</text:p>
          </table:table-cell>
          <table:table-cell table:formula="of:=[.B18]-[.C18]" office:value-type="float" office:value="0">
            <text:p>0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5075">
            <text:p>5075</text:p>
          </table:table-cell>
          <table:table-cell table:formula="of:=[.B19]-[.C19]" office:value-type="float" office:value="0">
            <text:p>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5220">
            <text:p>5220</text:p>
          </table:table-cell>
          <table:table-cell table:formula="of:=[.B20]-[.C20]" office:value-type="float" office:value="0">
            <text:p>0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4789">
            <text:p>4789</text:p>
          </table:table-cell>
          <table:table-cell table:formula="of:=[.B21]-[.C21]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4924">
            <text:p>4924</text:p>
          </table:table-cell>
          <table:table-cell table:formula="of:=[.B22]-[.C22]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4935">
            <text:p>4935</text:p>
          </table:table-cell>
          <table:table-cell table:formula="of:=[.B23]-[.C23]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4958">
            <text:p>4958</text:p>
          </table:table-cell>
          <table:table-cell table:formula="of:=[.B24]-[.C24]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5173">
            <text:p>5173</text:p>
          </table:table-cell>
          <table:table-cell table:formula="of:=[.B25]-[.C25]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5432">
            <text:p>5432</text:p>
          </table:table-cell>
          <table:table-cell table:formula="of:=[.B26]-[.C26]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5070">
            <text:p>5070</text:p>
          </table:table-cell>
          <table:table-cell table:formula="of:=[.B27]-[.C27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5355">
            <text:p>5355</text:p>
          </table:table-cell>
          <table:table-cell table:formula="of:=[.B28]-[.C28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4827">
            <text:p>4827</text:p>
          </table:table-cell>
          <table:table-cell table:formula="of:=[.B29]-[.C29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5168">
            <text:p>5168</text:p>
          </table:table-cell>
          <table:table-cell table:formula="of:=[.B30]-[.C30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5200">
            <text:p>5200</text:p>
          </table:table-cell>
          <table:table-cell table:formula="of:=[.B31]-[.C31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5225">
            <text:p>5225</text:p>
          </table:table-cell>
          <table:table-cell table:formula="of:=[.B32]-[.C32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5425">
            <text:p>5425</text:p>
          </table:table-cell>
          <table:table-cell table:formula="of:=[.B33]-[.C33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5127">
            <text:p>5127</text:p>
          </table:table-cell>
          <table:table-cell table:formula="of:=[.B34]-[.C34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5380">
            <text:p>5380</text:p>
          </table:table-cell>
          <table:table-cell table:formula="of:=[.B35]-[.C35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5194">
            <text:p>5194</text:p>
          </table:table-cell>
          <table:table-cell table:formula="of:=[.B36]-[.C36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5182">
            <text:p>5182</text:p>
          </table:table-cell>
          <table:table-cell table:formula="of:=[.B37]-[.C37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5103">
            <text:p>5103</text:p>
          </table:table-cell>
          <table:table-cell table:formula="of:=[.B38]-[.C38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5504">
            <text:p>5504</text:p>
          </table:table-cell>
          <table:table-cell table:formula="of:=[.B39]-[.C39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5665">
            <text:p>5665</text:p>
          </table:table-cell>
          <table:table-cell table:formula="of:=[.B40]-[.C40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5141">
            <text:p>5141</text:p>
          </table:table-cell>
          <table:table-cell table:formula="of:=[.B41]-[.C41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5424">
            <text:p>5424</text:p>
          </table:table-cell>
          <table:table-cell table:formula="of:=[.B42]-[.C42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5859">
            <text:p>5859</text:p>
          </table:table-cell>
          <table:table-cell table:formula="of:=[.B43]-[.C43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5471">
            <text:p>5471</text:p>
          </table:table-cell>
          <table:table-cell table:formula="of:=[.B44]-[.C44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5996">
            <text:p>5996</text:p>
          </table:table-cell>
          <table:table-cell table:formula="of:=[.B45]-[.C45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5768">
            <text:p>5768</text:p>
          </table:table-cell>
          <table:table-cell table:formula="of:=[.B46]-[.C46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6239">
            <text:p>6239</text:p>
          </table:table-cell>
          <table:table-cell table:formula="of:=[.B47]-[.C47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6381">
            <text:p>6381</text:p>
          </table:table-cell>
          <table:table-cell table:number-columns-repeated="2"/>
        </table:table-row>
        <table:table-row table:style-name="ro2">
          <table:table-cell office:value-type="float" office:value="2021">
            <text:p>2021</text:p>
          </table:table-cell>
          <table:table-cell office:value-type="float" office:value="7202">
            <text:p>7202</text:p>
          </table:table-cell>
          <table:table-cell table:number-columns-repeated="2"/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7255">
            <text:p>725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31">31.08.2023</text:date>, <text:time>15:06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31T15:06:44.78</dc:date>
    <dc:creator>Andrzej Bystrzycki</dc:creator>
    <meta:document-statistic meta:table-count="1" meta:cell-count="160" meta:object-count="0"/>
    <meta:generator>OpenOffice.org/3.3$Win32 OpenOffice.org_project/330m20$Build-9567</meta:generator>
  </office:meta>
</office:document-meta>
</file>